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xlink="http://www.w3.org/1999/xlink" xmlns:oow="http://openoffice.org/2004/writer" xmlns:table="urn:oasis:names:tc:opendocument:xmlns:table:1.0" xmlns:office="urn:oasis:names:tc:opendocument:xmlns:office:1.0" xmlns:dc="http://purl.org/dc/elements/1.1/">
  <office:font-face-decls>
    <style:font-face style:name="Calibri" svg:font-family="Calibri"/>
  </office:font-face-decls>
  <office:automatic-styles>
    <style:style style:name="S0" style:family="section">
      <style:section-properties/>
    </style:style>
    <style:style style:name="T1" style:family="text" style:parent-style-name="Προεπιλεγμένη γραμματοσειρά">
      <style:text-properties fo:font-size="16pt" fo:font-weight="bold" fo:color="#24292E" fo:background-color="#FFFFFF"/>
    </style:style>
    <style:style style:name="T2" style:family="text" style:parent-style-name="Προεπιλεγμένη γραμματοσειρά">
      <style:text-properties fo:font-size="16pt" fo:color="#24292E" fo:background-color="#FFFFFF"/>
    </style:style>
    <style:style style:name="T3" style:family="text" style:parent-style-name="Προεπιλεγμένη γραμματοσειρά">
      <style:text-properties fo:font-size="16pt" fo:color="#24292E" fo:background-color="#FFFFFF"/>
    </style:style>
    <style:style style:name="P1" style:family="paragraph" style:parent-style-name="Βασικό" style:master-page-name="Standard">
      <style:text-properties fo:font-size="16pt" fo:color="#24292E" fo:background-color="#FFFFFF"/>
    </style:style>
    <style:style style:name="P2" style:family="paragraph" style:parent-style-name="Βασικό">
      <style:paragraph-properties fo:text-align="center"/>
    </style:style>
    <style:style style:name="P3" style:family="paragraph" style:parent-style-name="Βασικό">
      <style:paragraph-properties fo:text-align="justify"/>
    </style:style>
    <style:style style:name="P4" style:family="paragraph" style:parent-style-name="Βασικό">
      <style:paragraph-properties fo:text-align="justify"/>
    </style:style>
    <style:style style:name="P5" style:family="paragraph" style:parent-style-name="Βασικό">
      <style:paragraph-properties fo:text-align="justify"/>
    </style:style>
    <style:style style:name="P6" style:family="paragraph" style:parent-style-name="Βασικό">
      <style:paragraph-properties fo:text-align="justify"/>
    </style:style>
    <style:style style:name="P7" style:family="paragraph" style:parent-style-name="Βασικό">
      <style:text-properties fo:font-size="13.5pt" style:font-name="Segoe UI" fo:color="#24292E" fo:background-color="#FFFFFF"/>
    </style:style>
  </office:automatic-styles>
  <office:body>
    <office:text>
      <text:section text:style-name="S0" text:name="Section0">
        <text:p text:style-name="P1"/>
        <text:p text:style-name="P2"><text:span text:style-name="T1">Ο Μπέαρ και ο κόσμος.</text:span></text:p>
        <text:p text:style-name="P3"><text:span text:style-name="T2">Στο έργο αυτό τα «Σούπερ παιδάκια» της ομάδας του νηπιαγωγείου μας θα βοηθήσουν τον Μπέαρ το Αρκούδο, την Μασκότ της τάξης, να ταξιδέψει με τη βοήθεια του<text:s/></text:span><text:span text:style-name="T3">Edison</text:span><text:span text:style-name="T2"><text:s/></text:span><text:span text:style-name="T3">Robot</text:span><text:span text:style-name="T2"><text:s/>στις πέντε ηπείρους του πλανήτη μας και να ανακαλύψει σε κάθε ήπειρο <text:s/>ένα δέντρο ή ζώο που συναντάμε <text:s/>μόνο εκεί. Το<text:s/></text:span><text:span text:style-name="T3">Edison</text:span><text:span text:style-name="T2"><text:s/></text:span><text:span text:style-name="T3">Robot</text:span><text:span text:style-name="T2"><text:s/>θα κινείται πάνω σε μία επιδαπέδια πίστα που θα απεικονίζει τις ηπείρους. Πάνω σε κάθε ήπειρο τα παιδιά θα <text:s/>τοποθετήσουν τρισδιάστατη αναπαράσταση του δέντρου ή του ζώου που θα ανακαλύψει το ρομπότ. Στη βάση των αναπαραστάσεων θα τοποθετηθούν κώδικες<text:s/></text:span><text:span text:style-name="T3">QR</text:span><text:span text:style-name="T2"><text:s/>τους οποίους θα σκανάρουν οι μαθητές της ομάδας για να μάθουν πληροφορίες για το δέντρο ή το ζώο που συνάντησαν, τους κινδύνους που αντιμετωπίζει λόγω της κλιματική αλλαγής και για τον επόμενο προορισμό τους. Στο τέλος του ταξιδιού<text:s/></text:span><text:span text:style-name="T3">o</text:span><text:span text:style-name="T2"><text:s/>Μπέαρ με τη βοήθεια των παιδιών θα φτιάξει μια αφίσα για τους κινδύνους που αντιμετωπίζει ο πλανήτης λόγω της κλιματικής αλλαγής.<text:s/></text:span></text:p>
        <text:p text:style-name="P4"><text:span text:style-name="T2"><text:s/>Τα παιδιά θα προγραμματίζουν τα ίδια το<text:s/></text:span><text:span text:style-name="T3">Edison</text:span><text:span text:style-name="T2"><text:s/></text:span><text:span text:style-name="T3">Robot</text:span><text:span text:style-name="T2">, χρησιμοποιώντας τηλεκοντρόλο τηλεόρασης, κατευθύνοντας το στον επόμενο προορισμό σύμφωνα <text:s/>με τις οδηγίες των κωδίκων. <text:s/>Το ρομπότ λειτουργεί με μπαταρίες και δεν χρειάζεται υπολογιστής για να προγραμματιστεί.</text:span></text:p>
        <text:p text:style-name="P5"><text:span text:style-name="T2">Τους κώδικες<text:s/></text:span><text:span text:style-name="T3">QR</text:span><text:span text:style-name="T2"><text:s/>θα τους δημιουργήσουν τα παιδιά και αυτά θα αποφασίσουν για τις πληροφορίες που θα περιλαμβάνουν</text:span></text:p>
        <text:p text:style-name="P6"><text:span text:style-name="T2">ΥΛΙΚΑ ΠΟΥ ΘΑ ΧΡΕΙΑΣΤΟΥΝ ΣΥΝΟΛΙΚΑ ΕΙΝΑΙ: επιδαπέδια πίστα,<text:s/></text:span><text:span text:style-name="T3">Edison</text:span><text:span text:style-name="T2"><text:s/></text:span><text:span text:style-name="T3">Robot</text:span><text:span text:style-name="T2">, τηλεκοντρόλ, τάμπλετ ή<text:s/></text:span><text:span text:style-name="T3">smartphone</text:span><text:span text:style-name="T2"><text:s text:c="2"/>για την σάρωση των<text:s/></text:span><text:span text:style-name="T3">QR</text:span><text:span text:style-name="T2"><text:s/></text:span><text:span text:style-name="T3">codes</text:span><text:span text:style-name="T2">, κώδικες<text:s/></text:span><text:span text:style-name="T3">QR</text:span><text:span text:style-name="T2">, αναλώσιμα υλικά για την κατασκευή των δέντρων, πλαστικά ζώα Έγχρωμες εικόνες. </text:span></text:p>
        <text:p text:style-name="P7"/>
      </text:section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fo="urn:oasis:names:tc:opendocument:xmlns:xsl-fo-compatible:1.0" xmlns:xlink="http://www.w3.org/1999/xlink" xmlns:svg="urn:oasis:names:tc:opendocument:xmlns:svg-compatible:1.0" xmlns:table="urn:oasis:names:tc:opendocument:xmlns:table:1.0" xmlns:office="urn:oasis:names:tc:opendocument:xmlns:office:1.0">
  <office:font-face-decls>
    <style:font-face style:name="Calibri" svg:font-family="Calibri"/>
  </office:font-face-decls>
  <office:styles>
    <style:default-style style:family="paragraph">
      <style:paragraph-properties fo:text-align="left" fo:text-indent="0in" fo:margin-left="0in" fo:margin-right="0in" fo:margin-top="0in" fo:margin-bottom="0in" fo:line-height="100%" fo:break-before="auto" style:default-outline-level="0" fo:keep-with-next="auto" fo:keep-together="auto" fo:widows="2" fo:orphans="2" fo:border="none" fo:padding-top="0cm" fo:padding-left="0cm" fo:padding-right="0cm" fo:padding-bottom="0cm" text:number-lines="false"/>
      <style:text-properties fo:font-size="11pt" fo:font-style="normal" fo:font-weight="normal" style:font-name="Calibri" fo:text-transform="none" fo:color="" fo:background-color="Transparent" text:display="true" style:text-underline-style="none" style:text-underline-color="" style:text-underline-mode="continuous" style:text-line-through-style="none" style:text-line-through-color="" style:text-line-through-mode="continuous" style:text-position="0% 100%"/>
    </style:default-style>
    <style:default-style style:family="table">
      <style:table-properties table:border-model="collapsing" table:align="margins"/>
      <style:text-properties fo:font-size="11pt" fo:font-style="normal" fo:font-weight="normal" style:font-name="Calibri" fo:text-transform="none" fo:color="" fo:background-color="Transparent" text:display="true" style:text-underline-style="none" style:text-underline-color="" style:text-underline-mode="continuous" style:text-line-through-style="none" style:text-line-through-color="" style:text-line-through-mode="continuous" style:text-position="0% 100%"/>
    </style:default-style>
    <style:style style:name="Default Paragraph Font" style:family="text"/>
    <style:style style:name="Line Number" style:family="text" style:parent-style-name="Default Paragraph Font"/>
    <style:style style:name="Hyperlink" style:family="text">
      <style:text-properties fo:color="Blue" style:text-underline-style="solid" style:text-underline-width="auto"/>
    </style:style>
    <style:style style:name="Προεπιλεγμένη γραμματοσειρά" style:family="text"/>
    <style:style style:name="Normal" style:family="paragraph"/>
    <style:style style:name="Βασικό" style:family="paragraph" style:next-style-name="Βασικό">
      <style:paragraph-properties fo:margin-bottom="0.1389in" fo:line-height="115%"/>
      <style:text-properties fo:font-size="11pt"/>
    </style:style>
    <text:linenumbering-configuration text:number-lines="false" text:offset="0.5cm" text:num-format="1" text:number-position="left" text:increment="0"/>
  </office:styles>
  <office:automatic-styles>
    <style:page-layout style:name="Mpm0">
      <style:page-layout-properties fo:page-width="8.2681in" fo:page-height="11.6931in" style:print-orientation="portrait" fo:margin-top="0.5in" fo:margin-bottom="0.5in" fo:margin-left="0.5in" fo:margin-right="0.5in"/>
    </style:page-layout>
  </office:automatic-styles>
  <office:master-styles>
    <style:master-page style:name="Standard" style:page-layout-name="Mpm0"/>
  </office:master-styles>
</office:document-styles>
</file>

<file path=meta.xml><?xml version="1.0" encoding="utf-8"?>
<office:document-meta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xlink="http://www.w3.org/1999/xlink" xmlns:oow="http://openoffice.org/2004/writer" xmlns:table="urn:oasis:names:tc:opendocument:xmlns:table:1.0" xmlns:office="urn:oasis:names:tc:opendocument:xmlns:office:1.0" xmlns:dc="http://purl.org/dc/elements/1.1/" xmlns:meta="urn:oasis:names:tc:opendocument:xmlns:meta:1.0">
  <office:meta>
    <meta:creation-date>2019-11-25T08:49:00Z</meta:creation-date>
    <meta:initial-creator>Windows User</meta:initial-creator>
    <dc:creator>School-PC\School</dc:creator>
    <dc:date>2019-11-25T09:11:17Z</dc:date>
    <meta:editing-cycles>3</meta:editing-cycles>
    <dc:subject/>
    <dc:title/>
  </office:meta>
</office:document-meta>
</file>